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c82" officeooo:paragraph-rsid="001ffc82"/>
    </style:style>
    <style:style style:name="P2" style:family="paragraph" style:parent-style-name="Standard">
      <style:text-properties officeooo:rsid="001ffc82" officeooo:paragraph-rsid="00260990"/>
    </style:style>
    <style:style style:name="P3" style:family="paragraph" style:parent-style-name="Standard">
      <style:text-properties officeooo:rsid="001ffc82" officeooo:paragraph-rsid="0027e268"/>
    </style:style>
    <style:style style:name="P4" style:family="paragraph" style:parent-style-name="Standard">
      <style:text-properties officeooo:rsid="0023ba2d" officeooo:paragraph-rsid="0023ba2d"/>
    </style:style>
    <style:style style:name="P5" style:family="paragraph" style:parent-style-name="Standard">
      <style:text-properties officeooo:rsid="0023ba2d" officeooo:paragraph-rsid="00260990"/>
    </style:style>
    <style:style style:name="P6" style:family="paragraph" style:parent-style-name="Standard">
      <style:text-properties officeooo:rsid="00260990" officeooo:paragraph-rsid="00260990"/>
    </style:style>
    <style:style style:name="P7" style:family="paragraph" style:parent-style-name="Standard">
      <style:text-properties officeooo:rsid="001ffc82" officeooo:paragraph-rsid="00260990"/>
    </style:style>
    <style:style style:name="P8" style:family="paragraph" style:parent-style-name="Standard">
      <style:text-properties officeooo:rsid="002b051a" officeooo:paragraph-rsid="002ce122"/>
    </style:style>
    <style:style style:name="T1" style:family="text">
      <style:text-properties officeooo:rsid="0021d1d2"/>
    </style:style>
    <style:style style:name="T2" style:family="text">
      <style:text-properties officeooo:rsid="00260990"/>
    </style:style>
    <style:style style:name="T3" style:family="text">
      <style:text-properties officeooo:rsid="00255f1e"/>
    </style:style>
    <style:style style:name="T4" style:family="text">
      <style:text-properties officeooo:rsid="0027de0a"/>
    </style:style>
    <style:style style:name="T5" style:family="text">
      <style:text-properties officeooo:rsid="0027e268"/>
    </style:style>
    <style:style style:name="T6" style:family="text">
      <style:text-properties officeooo:rsid="002919a4"/>
    </style:style>
    <style:style style:name="T7" style:family="text">
      <style:text-properties officeooo:rsid="002a7bc2"/>
    </style:style>
    <style:style style:name="T8" style:family="text">
      <style:text-properties officeooo:rsid="002b5249"/>
    </style:style>
    <style:style style:name="T9" style:family="text">
      <style:text-properties officeooo:rsid="002ce122"/>
    </style:style>
    <style:style style:name="T10" style:family="text">
      <style:text-properties fo:font-weight="bold" officeooo:rsid="002ce122" style:font-weight-asian="bold" style:font-weight-complex="bold"/>
    </style:style>
    <style:style style:name="T11" style:family="text">
      <style:text-properties fo:font-weight="normal" officeooo:rsid="002ce122" style:font-weight-asian="normal" style:font-weight-complex="normal"/>
    </style:style>
    <style:style style:name="T12" style:family="text">
      <style:text-properties fo:font-weight="normal" officeooo:rsid="002e733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<text:span text:style-name="T6">v</text:span>a pilot Barcelona:</text:p>
      <text:p text:style-name="P1"/>
      <text:p text:style-name="P6">Issues: </text:p>
      <text:p text:style-name="P1"/>
      <text:p text:style-name="P2">- <text:span text:style-name="T4">We can't </text:span><text:span text:style-name="T1">download historical GSV </text:span>API <text:span text:style-name="T4">data </text:span>(<text:span text:style-name="T4">only </text:span><text:span text:style-name="T1">the most updated)</text:span><text:span text:style-name="T2">. </text:span><text:span text:style-name="T4">S</text:span><text:span text:style-name="T2">olution</text:span><text:span text:style-name="T4">:</text:span><text:span text:style-name="T2"> change date manually. </text:span><text:span text:style-name="T4">We could s</text:span><text:span text:style-name="T1">peed up </text:span><text:span text:style-name="T4">the </text:span><text:span text:style-name="T1">process </text:span><text:span text:style-name="T4">by </text:span><text:span text:style-name="T1">us</text:span><text:span text:style-name="T4">ing</text:span><text:span text:style-name="T1"> a common sample for different years and infras</text:span><text:span text:style-name="T5">.</text:span><text:span text:style-name="T2"> </text:span></text:p>
      <text:p text:style-name="P2"/>
      <text:p text:style-name="P8">- <text:span text:style-name="T8">T</text:span>he Google Street View API doesn’t support filtering by date upfront, and this creates a challenge when you only want images from 2024. <text:span text:style-name="T8">So the only way is to dowload all and do the filter after the query</text:span><text:span text:style-name="T9"> </text:span><text:span text:style-name="T11">(</text:span><text:span text:style-name="T12">f</text:span><text:span text:style-name="Strong_20_Emphasis"><text:span text:style-name="T11">ilter after retrieving metadata)</text:span></text:span></text:p>
      <text:p text:style-name="P2"/>
      <text:p text:style-name="P3">- <text:span text:style-name="T1">Hard to identify bike lanes from static photos (</text:span><text:span text:style-name="T4">taking</text:span><text:span text:style-name="T1"> photos for different angles </text:span><text:span text:style-name="T4">does not fix it</text:span><text:span text:style-name="T1">)</text:span><text:span text:style-name="T2">. Solution</text:span><text:span text:style-name="T4">:</text:span><text:span text:style-name="T2"> </text:span><text:span text:style-name="T4">look at </text:span><text:span text:style-name="T2">360 images</text:span><text:span text:style-name="T5">.</text:span><text:span text:style-name="T2"> </text:span></text:p>
      <text:p text:style-name="P4"/>
      <text:p text:style-name="P5">- <text:span text:style-name="T4">H</text:span><text:span text:style-name="T2">ard to </text:span><text:span text:style-name="T4">identify </text:span><text:span text:style-name="T2">the street </text:span><text:span text:style-name="T4">we want </text:span><text:span text:style-name="T2">to assess</text:span><text:span text:style-name="T4"> (in intersecti</text:span><text:span text:style-name="T7">o</text:span><text:span text:style-name="T4">ns)</text:span>.<text:span text:style-name="T2"> Solution</text:span><text:span text:style-name="T4">:</text:span><text:span text:style-name="T2"> </text:span><text:span text:style-name="T4">take </text:span><text:span text:style-name="T2">intermediate points of se</text:span><text:span text:style-name="T3">gments</text:span><text:span text:style-name="T5">.</text:span></text:p>
      <text:p text:style-name="P5"/>
      <text:p text:style-name="P6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ugeni Vidal Tortosa</meta:initial-creator>
    <meta:creation-date>2025-06-28T10:12:09.123120906</meta:creation-date>
    <dc:date>2025-09-19T19:51:23.210174355</dc:date>
    <dc:creator>Eugeni Vidal Tortosa</dc:creator>
    <meta:editing-duration>PT7H9M50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120" meta:character-count="706" meta:non-whitespace-character-count="589"/>
  </office:meta>
</office:document-meta>
</file>